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 Unicode MS" svg:font-family="Liberation Sans Unicode MS" style:font-family-generic="system" style:font-pitch="variable"/>
    <style:font-face style:name="sans-serif" svg:font-family="sans-serif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À propos / Crédits</text:h>
      <text:p text:style-name="Corpsdetexte">L’objectif de « Galenus verbatim » est de mettre à disposition en accès libre un environnement de travail facilitant l’exploration des textes galéniques qui a été construit dans le cadre du projet « <text:a xlink:href="https://etymologika.hypotheses.org/1035" office:target-frame-name="_top" xlink:show="replace"><text:span text:style-name="LienInternet">Dictionnaire de la médecine d’après Galien de Pergame</text:span></text:a> » et qui est destiné à être progressivement enrichi.</text:p>
      <text:p text:style-name="Corpsdetexte">Les textes grecs ici présents, qui regroupent les traités publiés dans les volumes 1 à 18b l’édition de C.G. Kühn, ainsi que quelques autres libres de droits, proviennent du dépôt en accès libre du projet « <text:a xlink:href="https://opengreekandlatin.github.io/First1KGreek/" office:target-frame-name="_top" xlink:show="replace"><text:span text:style-name="LienInternet">First Thousand Years of Greek</text:span></text:a> » qui, pour ce qui concerne les textes galéniques, a repris le corpus publié en accès libre dans le « <text:a xlink:href="https://www.graeco-arabic-studies.org/home.html" office:target-frame-name="_top" xlink:show="replace"><text:span text:style-name="LienInternet">Digital Corpus for Graeco-Arabic Studies</text:span></text:a> » pour l’intégrer à la Perseus Digital Library ; y est ajouté le texte du<text:s/><text:span text:style-name="Accentuation">Commentaire au</text:span><text:span text:style-name="Accentuation"><text:s/>Prorrhétique I d’Hippocrate</text:span><text:s/>(16.489-840 K), qui a été directement repris au « Digital Corpus for Graeco-Arabic Studies », car il est curieusement exclu de « First Thousand Years of Greek », et donc de la « Perseus Digital Library »<text:span text:style-name="Ancredenotedebasdepage"><text:note text:note-class="footnote" text:id="_ftn0"><text:note-citation>1</text:note-citation><text:note-body><text:p text:style-name="Notedebasdepage"><text:tab/>La « Perseus Digital Library » exclut en revanche à juste titre le traité<text:span text:style-name="Accentuation"><text:s/>In Hippocratis De alimento commentaria</text:span>, vol. 15, p. 224-417, qu’il est curieux de trouver dans le « Digital Corpus for Graeco-Arabic Studies », alors qu’il s’agit d’un faux de la Renaissance (voir Fichtner-Bibliographie, n° <text:a xlink:href="http://cmg.bbaw.de/epubl/online/Bibl/Galen-Bibliographie_092.pdf" office:target-frame-name="_top" xlink:show="replace"><text:span text:style-name="LienInternet">72</text:span></text:a>), et que ce corpus ne reprend pas, à juste titre, les deux autres faux de la même époque présents dans l’édition de Kühn,<text:s/><text:span text:style-name="Accentuation">In Hippocratis De humoribus commentaria</text:span>, vol. 16, p. 1-488 (voir Fichtner-Bibliographie, n° <text:a xlink:href="http://cmg.bbaw.de/epubl/online/Bibl/Galen-Bibliographie_094.pdf" office:target-frame-name="_top" xlink:show="replace"><text:span text:style-name="LienInternet">94</text:span></text:a>) et<text:s/><text:span text:style-name="Accentuation">In Hippocratis Epidemias II commentaria</text:span>, vol. 17a, p. 303-479 (voir<text:s/><text:span text:style-name="Accentuation">Ga</text:span><text:span text:style-name="Accentuation">leni In Hippocratis Epidemiarum librum II commentariorum I-VI</text:span><text:s/>versionem Arabicam, edidit, in linguam Anglicam vertit U. Vagelpohl adiuvante S. Swain,<text:s/><text:a xlink:href="http://cmg.bbaw.de/epubl/online/suppl_or_05_02.php" office:target-frame-name="_top" xlink:show="replace"><text:span text:style-name="LienInternet">CMG Suppl. Or. V 2</text:span></text:a>, Berlin, 2016, p.<text:s/>15-16).</text:p></text:note-body></text:note></text:span>. Deux textes de l’édition de C.G. Kühn qui sont présents dans la « Perseus Digital Library », mais qui consistent en des compilations d’extraits de textes provenant d’autres traités édités par Kühn, ont en revanche été ici écartés<text:span text:style-name="Ancredenotedebasdepage"><text:note text:note-class="footnote" text:id="_ftn1"><text:note-citation>2</text:note-citation><text:note-body><text:p text:style-name="Notedebasdepage"><text:span text:style-name="Accentuation"><text:tab/>De venereis</text:span><text:s/>(urn:cts:greekLit:tlg0057.tlg035.1st1K-grc2), vol. 5, p. 911-914 (= Oribase,<text:s/><text:span text:style-name="Accentuation">Collections médicales</text:span>, p. 187.27 – 189.4 Raeder : voir Fichtner-Bibliographie, n° <text:a xlink:href="https://cmg.bbaw.de/epubl/online/online-publikationen/Galen-Bibliographie_2019-12y.pdf#DstN36" office:target-frame-name="_top" xlink:show="replace"><text:span text:style-name="LienInternet">36</text:span></text:a>) ;<text:s/><text:span text:style-name="Accentuation">Quos quibus catharticis medicamentis et quando purgare oporteat</text:span><text:s/>(urn:cts:greekLit:tlg0057.tlg073.1st1K-grc1), vol. 11, p. 343-356 (= Oribase,<text:s/><text:span text:style-name="Accentuation">Collections médicales</text:span>, p. 221.10 – 227.10 Raeder : voir Fichtner-Bibliographie, n°<text:s/><text:a xlink:href="https://cmg.bbaw.de/epubl/online/online-publikationen/Galen-Bibliographie_2019-12y.pdf#DstN76" office:target-frame-name="_top" xlink:show="replace"><text:span text:style-name="LienInternet">76</text:span></text:a>).</text:p></text:note-body></text:note></text:span>. Par ailleurs, la distinction entre traités galéniques et pseudo-galéniques est faite sur la base des connaissances les plus récentes<text:span text:style-name="Ancredenotedebasdepage"><text:note text:note-class="footnote" text:id="_ftn2"><text:note-citation>3</text:note-citation><text:note-body><text:p text:style-name="Notedebasdepage"><text:tab/>Voir la « <text:a xlink:href="https://cmg.bbaw.de/epubl/online/galges.html" office:target-frame-name="_top" xlink:show="replace"><text:span text:style-name="LienInternet">Galenus und [Galenus] – Gesamtübersicht</text:span></text:a> » du Corpus Medicorum Graecorum de Berlin.</text:p></text:note-body></text:note></text:span>, et diffère donc de celle de la « Perseus Digital Library » (voir respectivement « <text:a xlink:href="https://scaife.perseus.org/library/urn:cts:greekLit:tlg0057/" office:target-frame-name="_top" xlink:show="replace"><text:span text:style-name="LienInternet">Gale</text:span><text:span text:style-name="LienInternet">n</text:span></text:a> » et « <text:a xlink:href="https://scaife.perseus.org/library/urn:cts:greekLit:tlg0530/" office:target-frame-name="_top" xlink:show="replace"><text:span text:style-name="LienInternet">Pseudo-Galen</text:span></text:a> »).</text:p>
      <text:p text:style-name="Corpsdetexte">Ces textes en XML-TEI, version P5, suivent les normes<text:s/><text:a xlink:href="https://epidoc.stoa.org/gl/latest/intro-intro-fr.html" office:target-frame-name="_top" xlink:show="replace"><text:span text:style-name="LienInternet">EpiDoc</text:span></text:a><text:s/>et sont structurés conformément à l’architecture<text:s/><text:a xlink:href="http://cite-architecture.github.io/ctsurn_spec/specification.html#the-canonical-text-services-urn-specification-version-20rc1" office:target-frame-name="_top" xlink:show="replace"><text:span text:style-name="LienInternet">CTS/CITE</text:span></text:a> ; ils sont publiés avec la licence<text:s/><text:a xlink:href="https://creativecommons.org/licenses/by-sa/4.0/deed.fr" office:target-frame-name="_top" xlink:show="replace"><text:span text:style-name="LienInternet">Creative Commons Attribution-ShareAlike 4.0 International</text:span></text:a>.</text:p>
      <text:p text:style-name="Corpsdetexte">Le présent site et les outils qu’il contient ont été conçus par<text:s/><text:a xlink:href="http://www.iufrance.fr/les-membres-de-liuf/membre/2053-nathalie-rousseau.html" office:target-frame-name="_top" xlink:show="replace"><text:span text:style-name="LienInternet">Nathalie Rousseau</text:span></text:a>, et réalisés par<text:s/><text:a xlink:href="https://github.com/glorieux-f" office:target-frame-name="_top" xlink:show="replace"><text:span text:style-name="LienInternet">Frédéric Glorieux</text:span></text:a><text:s/>et<text:s/><text:a xlink:href="https://github.com/Ctaaffe" office:target-frame-name="_top" xlink:show="replace"><text:span text:style-name="LienInternet">Cahal Taaffe</text:span></text:a>. Tous les développements informatiques sont sous licence libre, le<text:s/><text:a xlink:href="https://github.com/galenus-verbatim" office:target-frame-name="_top" xlink:show="replace"><text:span text:style-name="LienInternet">code source est ouvert</text:span></text:a>. La lemmatisation a été effectuée au moyen des outils « <text:a xlink:href="https://github.com/hipster-philology/nlp-pie-taggers" office:target-frame-name="_top" xlink:show="replace"><text:span text:style-name="LienInternet">pie-extended</text:span></text:a> » de Thibault Clérice.</text:p>
      <text:p text:style-name="Corpsdetexte">Ce projet a bénéficié du financement de l’<text:a xlink:href="https://www.iufrance.fr/" office:target-frame-name="_top" xlink:show="replace"><text:span text:style-name="LienInternet">Institut universitaire de France</text:span></text:a>, ainsi que de l’<text:a xlink:href="https://humanites-biomedicales.sorbonne-universite.fr/" office:target-frame-name="_top" xlink:show="replace"><text:span text:style-name="LienInternet">Initiative humanités biomédicales de l’Alliance Sorbonne Université</text:span></text:a><text:s/>pour sa partie latine.</text:p>
      <text:p text:style-name="Corpsdetexte">Il est ouvert à toute proposition de collaboration, que ce soit pour enrichir « Galenus verbatim » de textes libres de droits, ou pour explorer les pistes de recherche ouvertes par les nouvelles données qui seront produites.</text:p>
      <text:p text:style-name="Corpsdetexte">Sur l’esprit de ce projet et sur les développements ultérieurs prévus, voir le billet « <text:a xlink:href="https://etymologika.hypotheses.org/2648" office:target-frame-name="_top" xlink:show="replace"><text:span text:style-name="LienInternet">Galenus verbatim</text:span></text:a> » dans le carnet de recherche<text:s/><text:span text:style-name="Accentuation">Etymologika</text:span>.</text:p>
      <text:p text:style-name="Corpsdetexte">Image : Claudii Galeni<text:s/><text:span text:style-name="Accentuation">Opera omnia</text:span>, editionem curavit Carolus Gottlob Kühn, Lipsiae : Car. Cnoblochii, 1823, vol. 6, p. 120. Crédits :<text:s/><text:a xlink:href="https://wellcomecollection.org/works/m5w3994s" office:target-frame-name="_top" xlink:show="replace"><text:span text:style-name="LienInternet">Wellcome Collection</text:span></text:a>. Montage : N. Roussea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 Unicode MS" svg:font-family="Liberation Sans Unicode MS" style:font-family-generic="system" style:font-pitch="variable"/>
    <style:font-face style:name="sans-serif" svg:font-family="sans-serif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787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Titre" style:next-style-name="Corpsdetexte" style:default-outline-level="1">
      <style:text-properties style:font-name="Liberation Sans Unicode MS" fo:font-weight="bold" style:font-weight-asian="bold" style:font-weight-complex="bold" fo:font-size="24pt" style:font-size-asian="24pt" style:font-size-complex="22pt" fo:hyphenate="true"/>
    </style:style>
    <style:style style:name="Normal" style:display-name="Normal" style:family="paragraph">
      <style:paragraph-properties fo:widows="0" fo:orphans="0"/>
      <style:text-properties style:font-name="sans-serif" fo:hyphenate="true"/>
    </style:style>
    <style:style style:name="Policepardéfaut" style:display-name="Police par défaut" style:family="text"/>
    <style:style style:name="Caractèresdenotedefin" style:display-name="Caractères de note de fin" style:family="text"/>
    <style:style style:name="Caractèresdenotedebasdepage" style:display-name="Caractères de note de bas de page" style:family="text"/>
    <style:style style:name="LienInternet" style:display-name="Lien Internet" style:family="text">
      <style:text-properties fo:color="#000080" style:text-underline-type="single" style:text-underline-style="solid" style:text-underline-width="auto" style:text-underline-mode="continuous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Ancredenotedebasdepage" style:display-name="Ancre de note de bas de page" style:family="text">
      <style:text-properties style:text-position="super 66.6%"/>
    </style:style>
    <style:style style:name="Ancredenotedefin" style:display-name="Ancre de note de fin" style:family="text">
      <style:text-properties style:text-position="super 66.6%"/>
    </style:style>
    <style:style style:name="Lignehorizontale" style:display-name="Ligne horizontale" style:family="paragraph" style:parent-style-name="Normal" style:next-style-name="Corpsdetexte">
      <style:paragraph-properties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fo:hyphenate="true"/>
    </style:style>
    <style:style style:name="Corpsdetexte" style:display-name="Corps de texte" style:family="paragraph" style:parent-style-name="Normal">
      <style:paragraph-properties fo:text-align="justify" fo:margin-bottom="0.1965in"/>
      <style:text-properties fo:hyphenate="true"/>
    </style:style>
    <style:style style:name="Adresseexpéditeur" style:display-name="Adresse expéditeur" style:family="paragraph" style:parent-style-name="Normal">
      <style:text-properties fo:font-style="italic" style:font-style-asian="italic" fo:hyphenate="true"/>
    </style:style>
    <style:style style:name="Contenudetableau" style:display-name="Contenu de tableau" style:family="paragraph" style:parent-style-name="Corpsdetexte">
      <style:text-properties fo:hyphenate="true"/>
    </style:style>
    <style:style style:name="En-têteetpieddepage" style:display-name="En-tête et pied de page" style:family="paragraph" style:parent-style-name="Normal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depage" style:display-name="Pied de page" style:family="paragraph" style:parent-style-name="Normal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true"/>
    </style:style>
    <style:style style:name="En-tête" style:display-name="En-tête" style:family="paragraph" style:parent-style-name="Normal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true"/>
    </style:style>
    <style:style style:name="Titre" style:display-name="Titre" style:family="paragraph" style:parent-style-name="Normal" style:next-style-name="Corpsdetexte">
      <style:paragraph-properties fo:keep-with-next="always" fo:margin-top="0.1666in" fo:margin-bottom="0.1965in"/>
      <style:text-properties style:font-name="Liberation Sans" fo:font-size="14pt" style:font-size-asian="14pt" style:font-size-complex="14pt" fo:hyphenate="true"/>
    </style:style>
    <style:style style:name="Index" style:display-name="Index" style:family="paragraph" style:parent-style-name="Normal">
      <style:paragraph-properties text:number-lines="false"/>
      <style:text-properties fo:hyphenate="tru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Liste" style:display-name="Liste" style:family="paragraph" style:parent-style-name="Corpsdetexte">
      <style:text-properties fo:hyphenate="true"/>
    </style:style>
    <style:style style:name="Notedebasdepage" style:display-name="Note de bas de page" style:family="paragraph" style:parent-style-name="Normal">
      <style:paragraph-properties text:number-lines="false" fo:text-align="justify" fo:margin-left="0.2361in" fo:text-indent="-0.2361in">
        <style:tab-stops/>
      </style:paragraph-properties>
      <style:text-properties fo:font-size="10pt" style:font-size-asian="10pt" style:font-size-complex="10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uchatel</meta:initial-creator>
    <dc:creator>test</dc:creator>
    <meta:creation-date>2022-06-15T12:09:00Z</meta:creation-date>
    <dc:date>2022-06-15T12:09:00Z</dc:date>
    <meta:template xlink:href="Normal.dotm" xlink:type="simple"/>
    <meta:editing-cycles>2</meta:editing-cycles>
    <meta:editing-duration>PT0S</meta:editing-duration>
    <meta:document-statistic meta:page-count="1" meta:paragraph-count="7" meta:word-count="612" meta:character-count="3971" meta:row-count="28" meta:non-whitespace-character-count="3366"/>
  </office:meta>
</office:document-meta>
</file>